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0pt" style:font-size-asian="10pt" style:font-name-complex="DejaVu Sans" style:font-name-asian="DejaVu Sans" style:language-complex="hi" style:country-complex="IN" style:language-asian="zh" style:country-asian="CN" fo:font-weight="bold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style:font-weight-complex="bold" style:font-weight-asian="bold"/>
    </style:style>
    <style:style style:name="T11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0pt" style:font-size-asian="10pt" style:font-name-complex="DejaVu Sans" style:font-name-asian="DejaVu Sans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6">&lt;varFuncDeclarationAttributes&gt;?  (</text:span><text:span text:style-name="T4">VOID | </text:span><text:span text:style-name="T7"> </text:span><text:span text:style-name="T4">(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<text:span text:style-name="T9">&lt;varFuncDeclaration &gt; </text:span><text:span text:style-name="T4">VOID ID</text:span><text:span text:style-name="T9"> </text:span><text:span text:style-name="T4">PARENTHESIS_OPEN</text:span><text:span text:style-name="T9"> &lt;params&gt; </text:span><text:span text:style-name="T4">PARENTHESIS_CLOSE</text:span><text:span text:style-name="T7"> &lt;statement&gt;</text:span>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9">&lt;varFuncDeclaration &gt; </text:span><text:span text:style-name="T4">ID ID</text:span><text:span text:style-name="T9"> </text:span><text:span text:style-name="T4">PARENTHESIS_OPEN</text:span><text:span text:style-name="T9"> &lt;params&gt; </text:span><text:span text:style-name="T4">PARENTHESIS_CLOSE</text:span><text:span text:style-name="T7"> &lt;statement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final&gt; | &lt;inlin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0">PRIVATE</text:span><text:span text:style-name="T11"> &lt;static&gt;? &lt;final&gt;? &lt;inline&gt;?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/>
          <table:table-cell office:value-type="string" calcext:value-type="string">
            <text:p>&lt;final&gt;</text:p>
          </table:table-cell>
          <table:table-cell table:style-name="ce104" office:value-type="string" calcext:value-type="string">
            <text:p>FINAL</text:p>
          </table:table-cell>
          <table:table-cell table:style-name="ce140" office:value-type="string" calcext:value-type="string">
            <text:p>𝛆</text:p>
          </table:table-cell>
          <table:table-cell table:style-name="ce104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13" office:value-type="string" calcext:value-type="string">
            <text:p>&lt;inline&gt;</text:p>
          </table:table-cell>
          <table:table-cell table:style-name="ce117" office:value-type="string" calcext:value-type="string">
            <text:p>INLINE</text:p>
          </table:table-cell>
          <table:table-cell table:style-name="ce106" office:value-type="string" calcext:value-type="string">
            <text:p>𝛆</text:p>
          </table:table-cell>
          <table:table-cell table:style-name="ce117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01" office:value-type="string" calcext:value-type="string">
            <text:p>&lt;mutable&gt; | &lt;immutable&gt; </text:p>
          </table:table-cell>
          <table:table-cell table:style-name="ce100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3"/>
          <table:table-cell table:style-name="ce141" office:value-type="string" calcext:value-type="string">
            <text:p>𝛆</text:p>
          </table:table-cell>
          <table:table-cell table:style-name="ce101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ce123" office:value-type="string" calcext:value-type="string">
            <text:p>&lt;mutable&gt;</text:p>
          </table:table-cell>
          <table:table-cell table:style-name="ce136" office:value-type="string" calcext:value-type="string">
            <text:p>ID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ID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8">STATEMENT_END </text:span><text:span text:style-name="T7">| </text:span>&lt;body&gt; | &lt;assign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09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 table:number-columns-repeated="3"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/>
          <table:table-cell table:style-name="ce113" office:value-type="string" calcext:value-type="string">
            <text:p>&lt;value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table:style-name="ce130"/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5-26T20:46:40.200810735</dc:date>
    <meta:editing-duration>PT11H52M45S</meta:editing-duration>
    <meta:editing-cycles>330</meta:editing-cycles>
    <meta:document-statistic meta:table-count="1" meta:cell-count="492" meta:object-count="0"/>
  </office:meta>
</office:document-meta>
</file>